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Com numeros entre 0 e 9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am Vetor</text:p>
          </table:table-cell>
          <table:table-cell office:value-type="string">
            <text:p>MergeSort</text:p>
          </table:table-cell>
          <table:table-cell office:value-type="string">
            <text:p>HeapSort</text:p>
          </table:table-cell>
          <table:table-cell office:value-type="string">
            <text:p>QuickS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>
            <draw:frame table:end-cell-address="Sheet1.M24" table:end-x="0.8126in" table:end-y="0.0882in" draw:z-index="0" draw:style-name="gr1" svg:width="6.9917in" svg:height="3.6063in" svg:x="0.0441in" svg:y="0.0445in">
              <draw:object draw:notify-on-update-of-ranges="Sheet1.B5:Sheet1.B24 Sheet1.C4:Sheet1.C4 Sheet1.C5:Sheet1.C24 Sheet1.B5:Sheet1.B24 Sheet1.D4:Sheet1.D4 Sheet1.D5:Sheet1.D24 Sheet1.B5:Sheet1.B24 Sheet1.E4:Sheet1.E4 Sheet1.E5:Sheet1.E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5001">
            <text:p>500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1">
            <text:p>1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1">
            <text:p>150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1">
            <text:p>2000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1">
            <text:p>2500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1">
            <text:p>30001</text:p>
          </table:table-cell>
          <table:table-cell table:number-columns-repeated="3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01">
            <text:p>35001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1">
            <text:p>400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1">
            <text:p>45001</text:p>
          </table:table-cell>
          <table:table-cell table:number-columns-repeated="3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1">
            <text:p>500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01">
            <text:p>550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1">
            <text:p>600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001">
            <text:p>6500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1">
            <text:p>700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01">
            <text:p>7500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1">
            <text:p>8000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001">
            <text:p>850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01">
            <text:p>9000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001">
            <text:p>9500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Com numeros entre 0 e 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1">
            <text:p>5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1">
            <text:p>1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>
            <draw:frame table:end-cell-address="Sheet1.N48" table:end-x="0.4941in" table:end-y="0.1327in" draw:z-index="1" draw:style-name="gr1" svg:width="6.5457in" svg:height="3.0929in" svg:x="0.1717in" svg:y="0.0394in">
              <draw:object draw:notify-on-update-of-ranges="Sheet1.B30:Sheet1.B49 Sheet1.C4:Sheet1.C4 Sheet1.C30:Sheet1.C49 Sheet1.B30:Sheet1.B49 Sheet1.D4:Sheet1.D4 Sheet1.D30:Sheet1.D49 Sheet1.B30:Sheet1.B49 Sheet1.E4:Sheet1.E4 Sheet1.E30:Sheet1.E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5001">
            <text:p>15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1">
            <text:p>2000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1">
            <text:p>250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1">
            <text:p>3000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01">
            <text:p>3500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1">
            <text:p>40001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1">
            <text:p>450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1">
            <text:p>500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01">
            <text:p>550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1">
            <text:p>600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001">
            <text:p>650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1">
            <text:p>700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01">
            <text:p>7500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1">
            <text:p>8000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001">
            <text:p>8500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01">
            <text:p>9000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001">
            <text:p>95001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11">
            <text:p>0.1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16:4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zejr </meta:initial-creator>
    <meta:creation-date>2011-10-02T14:21:33</meta:creation-date>
    <meta:generator>OpenOffice.org/3.2$Linux OpenOffice.org_project/320m19$Build-9505</meta:generator>
    <dc:date>2011-10-02T16:45:48</dc:date>
    <dc:creator>franzejr </dc:creator>
    <meta:editing-duration>PT00H42M39S</meta:editing-duration>
    <meta:editing-cycles>4</meta:editing-cycles>
    <meta:document-statistic meta:table-count="3" meta:cell-count="1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6cm" svg:height="9.161cm" xlink:href=".." chart:class="chart:scatter" chart:style-name="ch1">
        <chart:title svg:x="7.864cm" svg:y="0.183cm" chart:style-name="ch2">
          <text:p>Questão 1</text:p>
        </chart:title>
        <chart:legend chart:legend-position="end" svg:x="15.372cm" svg:y="3.935cm" chart:style-name="ch3"/>
        <chart:plot-area chart:style-name="ch4" table:cell-range-address="Sheet1.B4:Sheet1.E24" chart:data-source-has-labels="row" svg:x="0.509cm" svg:y="0.847cm" svg:width="14.509cm" svg:height="7.966cm">
          <chart:axis chart:dimension="x" chart:name="primary-x" chart:style-name="ch5">
            <chart:title svg:x="7.328cm" svg:y="8.456cm" chart:style-name="ch6">
              <text:p>Tam Vetor</text:p>
            </chart:title>
          </chart:axis>
          <chart:axis chart:dimension="y" chart:name="primary-y" chart:style-name="ch5">
            <chart:title svg:x="0.356cm" svg:y="5.251cm" chart:style-name="ch7">
              <text:p>Segundos</text:p>
            </chart:title>
            <chart:grid chart:style-name="ch8" chart:class="major"/>
          </chart:axis>
          <chart:series chart:style-name="ch9" chart:values-cell-range-address="Sheet1.C5:Sheet1.C24" chart:label-cell-address="Sheet1.C4:Sheet1.C4" chart:class="chart:scatter">
            <chart:domain table:cell-range-address="Sheet1.B5:Sheet1.B24"/>
            <chart:data-point chart:repeated="20"/>
          </chart:series>
          <chart:series chart:style-name="ch10" chart:values-cell-range-address="Sheet1.D5:Sheet1.D24" chart:label-cell-address="Sheet1.D4:Sheet1.D4" chart:class="chart:scatter">
            <chart:data-point chart:repeated="20"/>
          </chart:series>
          <chart:series chart:style-name="ch11" chart:values-cell-range-address="Sheet1.E5:Sheet1.E24" chart:label-cell-address="Sheet1.E4:Sheet1.E4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4:Sheet1.C4">MergeSort</text:p>
              </table:table-cell>
              <table:table-cell office:value-type="string">
                <text:p text:id="Sheet1.D4:Sheet1.D4">HeapSort</text:p>
              </table:table-cell>
              <table:table-cell office:value-type="string">
                <text:p text:id="Sheet1.E4:Sheet1.E4">Quick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B5:Sheet1.B24">1</text:p>
              </table:table-cell>
              <table:table-cell office:value-type="float" office:value="0">
                <text:p text:id="Sheet1.C5:Sheet1.C24">0</text:p>
              </table:table-cell>
              <table:table-cell office:value-type="float" office:value="0">
                <text:p text:id="Sheet1.D5:Sheet1.D24">0</text:p>
              </table:table-cell>
              <table:table-cell office:value-type="float" office:value="0">
                <text:p text:id="Sheet1.E5:Sheet1.E2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1">
                <text:p>5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1">
                <text:p>1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1">
                <text:p>150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1">
                <text:p>200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1">
                <text:p>2500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1">
                <text:p>300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1">
                <text:p>350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1">
                <text:p>400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1">
                <text:p>450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1">
                <text:p>500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1">
                <text:p>550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1">
                <text:p>600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1">
                <text:p>6500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1">
                <text:p>700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1">
                <text:p>75001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1">
                <text:p>80001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1">
                <text:p>850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1">
                <text:p>90001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1">
                <text:p>95001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27cm" svg:height="7.857cm" xlink:href=".." chart:class="chart:scatter" chart:style-name="ch1">
        <chart:title svg:x="5.787cm" svg:y="0.157cm" chart:style-name="ch2">
          <text:p>Algoritmos de Ordenação</text:p>
        </chart:title>
        <chart:legend chart:legend-position="end" svg:x="14.262cm" svg:y="3.283cm" chart:style-name="ch3"/>
        <chart:plot-area chart:style-name="ch4" table:cell-range-address="Sheet1.B30:Sheet1.E49 Sheet1.C4:Sheet1.E4" chart:data-source-has-labels="row" svg:x="0.463cm" svg:y="0.795cm" svg:width="13.468cm" svg:height="6.792cm">
          <chart:axis chart:dimension="x" chart:name="primary-x" chart:style-name="ch5">
            <chart:title svg:x="6.423cm" svg:y="7.204cm" chart:style-name="ch6">
              <text:p>Tamanho Vetor</text:p>
            </chart:title>
          </chart:axis>
          <chart:axis chart:dimension="y" chart:name="primary-y" chart:style-name="ch5">
            <chart:title svg:x="0.333cm" svg:y="4.612cm" chart:style-name="ch7">
              <text:p>Segundos</text:p>
            </chart:title>
            <chart:grid chart:style-name="ch8" chart:class="major"/>
          </chart:axis>
          <chart:series chart:style-name="ch9" chart:values-cell-range-address="Sheet1.C30:Sheet1.C49" chart:label-cell-address="Sheet1.C4:Sheet1.C4" chart:class="chart:scatter">
            <chart:domain table:cell-range-address="Sheet1.B30:Sheet1.B49"/>
            <chart:data-point chart:repeated="20"/>
          </chart:series>
          <chart:series chart:style-name="ch10" chart:values-cell-range-address="Sheet1.D30:Sheet1.D49" chart:label-cell-address="Sheet1.D4:Sheet1.D4" chart:class="chart:scatter">
            <chart:data-point chart:repeated="20"/>
          </chart:series>
          <chart:series chart:style-name="ch11" chart:values-cell-range-address="Sheet1.E30:Sheet1.E49" chart:label-cell-address="Sheet1.E4:Sheet1.E4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4:Sheet1.C4">MergeSort</text:p>
              </table:table-cell>
              <table:table-cell office:value-type="string">
                <text:p text:id="Sheet1.D4:Sheet1.D4">HeapSort</text:p>
              </table:table-cell>
              <table:table-cell office:value-type="string">
                <text:p text:id="Sheet1.E4:Sheet1.E4">Quick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B30:Sheet1.B49">1</text:p>
              </table:table-cell>
              <table:table-cell office:value-type="float" office:value="0">
                <text:p text:id="Sheet1.C30:Sheet1.C49">0</text:p>
              </table:table-cell>
              <table:table-cell office:value-type="float" office:value="0">
                <text:p text:id="Sheet1.D30:Sheet1.D49">0</text:p>
              </table:table-cell>
              <table:table-cell office:value-type="float" office:value="0">
                <text:p text:id="Sheet1.E30:Sheet1.E4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1">
                <text:p>5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1">
                <text:p>1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1">
                <text:p>15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1">
                <text:p>200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1">
                <text:p>25001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1">
                <text:p>300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1">
                <text:p>350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1">
                <text:p>400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1">
                <text:p>450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1">
                <text:p>500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1">
                <text:p>550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1">
                <text:p>600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1">
                <text:p>650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1">
                <text:p>700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1">
                <text:p>75001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1">
                <text:p>80001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1">
                <text:p>85001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1">
                <text:p>90001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1">
                <text:p>9500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